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252in" fo:margin-bottom="0.1252in" loext:contextual-spacing="false" fo:line-height="100%"/>
    </style:style>
    <style:style style:name="P2" style:family="paragraph" style:parent-style-name="Standard" style:list-style-name="WWNum10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1" style:family="paragraph" style:parent-style-name="Heading_20_1" style:master-page-name="Standard">
      <style:paragraph-properties fo:margin-top="0.3335in" fo:margin-bottom="0.0835in" loext:contextual-spacing="false" fo:line-height="100%" fo:text-align="start" style:justify-single-word="false" style:page-number="1" fo:keep-with-next="auto"/>
    </style:style>
    <style:style style:name="P32" style:family="paragraph" style:parent-style-name="Heading_20_2">
      <style:paragraph-properties fo:margin-top="0.25in" fo:margin-bottom="0.0555in" loext:contextual-spacing="false" fo:line-height="100%" fo:keep-with-next="auto"/>
    </style:style>
    <style:style style:name="P33" style:family="paragraph" style:parent-style-name="Heading_20_3">
      <style:paragraph-properties fo:margin-top="0.1945in" fo:margin-bottom="0.0555in" loext:contextual-spacing="false" fo:line-height="100%" fo:keep-with-next="auto"/>
    </style:style>
    <style:style style:name="T1" style:family="text">
      <style:text-properties fo:font-variant="normal" fo:text-transform="none" fo:font-size="23pt" fo:font-weight="bold" style:font-size-asian="23pt" style:font-weight-asian="bold" style:font-size-complex="23pt"/>
    </style:style>
    <style:style style:name="T2" style:family="text">
      <style:text-properties fo:font-size="17pt" fo:font-style="normal" fo:font-weight="bold" style:font-size-asian="17pt" style:font-style-asian="normal" style:font-weight-asian="bold" style:font-size-complex="17pt"/>
    </style:style>
    <style:style style:name="T3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vswervgkkfy"/><text:span text:style-name="T1">Documentação Técnica - Desafio MercadoLibre</text:span></text:p>
      <text:p text:style-name="P32"><text:bookmark text:name="_1sg3k2u3zrz8"/><text:span text:style-name="T2">1. Escolhas de Design</text:span></text:p>
      <text:p text:style-name="P33"><text:bookmark text:name="_i7e9j07z54jb"/><text:span text:style-name="T3">1.1 Arquitetura Geral</text:span></text:p>
      <text:p text:style-name="P1">O projeto adota uma arquitetura com separação entre frontend e backend, utilizando APIs RESTful para comunicação, garantindo escalabilidade e manutenibilidade.</text:p>
      <text:p text:style-name="P33"><text:bookmark text:name="_639ldk84vzz"/><text:span text:style-name="T3">1.2 Backend - Java com Spring Boot</text:span></text:p>
      <text:p text:style-name="P1"><text:span text:style-name="T4">Tecnologias:</text:span></text:p>
      <text:list xml:id="list3611805530" text:style-name="WWNum10">
        <text:list-item>
          <text:p text:style-name="P2">Java + Spring Boot: Robusto e maduro para APIs REST.</text:p>
        </text:list-item>
        <text:list-item>
          <text:p text:style-name="P13">Spring Web: Endpoints RESTful.</text:p>
        </text:list-item>
        <text:list-item>
          <text:p text:style-name="P13">Spring Boot Test: Testes integrados.</text:p>
        </text:list-item>
        <text:list-item>
          <text:p text:style-name="P13">JaCoCo: Cobertura de código (mínimo 80%).</text:p>
        </text:list-item>
        <text:list-item>
          <text:p text:style-name="P20">Jackson: Serialização/deserialização JSON.</text:p>
        </text:list-item>
      </text:list>
      <text:p text:style-name="P1"><text:span text:style-name="T4">Decisões Arquiteturais:</text:span></text:p>
      <text:list xml:id="list616143551" text:style-name="WWNum3">
        <text:list-item>
          <text:p text:style-name="P3">Sem Lombok para maior legibilidade.</text:p>
        </text:list-item>
        <text:list-item>
          <text:p text:style-name="P14">Persistência em arquivos JSON, simulando banco de dados.</text:p>
        </text:list-item>
        <text:list-item>
          <text:p text:style-name="P14">Estrutura em camadas: Controllers, Services, Repositories, DTOs.</text:p>
        </text:list-item>
        <text:list-item>
          <text:p text:style-name="P21">Tratamento global de exceções e validações com Bean Validation.</text:p>
        </text:list-item>
      </text:list>
      <text:p text:style-name="P33"><text:bookmark text:name="_gwhsebvxbmin"/><text:span text:style-name="T3">1.3 Frontend - React com Next.js</text:span></text:p>
      <text:p text:style-name="P1"><text:span text:style-name="T4">Tecnologias:</text:span></text:p>
      <text:list xml:id="list1539053635" text:style-name="WWNum4">
        <text:list-item>
          <text:p text:style-name="P4">React + Next.js: Desenvolvimento de interfaces modernas.</text:p>
        </text:list-item>
        <text:list-item>
          <text:p text:style-name="P15">CSS Modules/Styled Components: Estilização componentizada.</text:p>
        </text:list-item>
        <text:list-item>
          <text:p text:style-name="P15">Axios: Comunicação com API.</text:p>
        </text:list-item>
        <text:list-item>
          <text:p text:style-name="P22">React Testing Library: Testes de componentes.</text:p>
        </text:list-item>
      </text:list>
      <text:p text:style-name="P1"><text:span text:style-name="T4">Decisões de Design:</text:span></text:p>
      <text:list xml:id="list3699446017" text:style-name="WWNum6">
        <text:list-item>
          <text:p text:style-name="P5">Componentes reutilizáveis (e.g., ImageGallery, ProductInfo).</text:p>
        </text:list-item>
        <text:list-item>
          <text:p text:style-name="P16">Design mobile-first, seguindo padrões visuais do MercadoLibre.</text:p>
        </text:list-item>
        <text:list-item>
          <text:p text:style-name="P16"><text:soft-page-break/>Gerenciamento de estado com hooks (useState, useEffect).</text:p>
        </text:list-item>
        <text:list-item>
          <text:p text:style-name="P23">Estrutura de pastas organizada (componentes, páginas, estilos).</text:p>
        </text:list-item>
      </text:list>
      <text:p text:style-name="P33"><text:bookmark text:name="_a8oew7pxskb6"/><text:span text:style-name="T3">1.4 Design Visual</text:span></text:p>
      <text:p text:style-name="P1">A interface replica o design do MercadoLibre com:</text:p>
      <text:list xml:id="list2908721419" text:style-name="WWNum2">
        <text:list-item>
          <text:p text:style-name="P6">Layout de duas colunas (imagens à esquerda, informações à direita).</text:p>
        </text:list-item>
        <text:list-item>
          <text:p text:style-name="P17">Galeria de imagens navegável.</text:p>
        </text:list-item>
        <text:list-item>
          <text:p text:style-name="P17">Seções de preços, vendedor, métodos de pagamento e características.</text:p>
        </text:list-item>
        <text:list-item>
          <text:p text:style-name="P24">Design responsivo para diferentes telas.</text:p>
        </text:list-item>
      </text:list>
      <text:p text:style-name="P32"><text:bookmark text:name="_cbwlzsr38o3k"/><text:span text:style-name="T2">2. Desafios e Soluções</text:span></text:p>
      <text:p text:style-name="P33"><text:bookmark text:name="_xu3r7mrrimjn"/><text:span text:style-name="T3">2.1 Persistência de Dados</text:span></text:p>
      <text:p text:style-name="P1"><text:span text:style-name="T4">Desafio:</text:span> Usar arquivos JSON/CSV sem banco de dados.<text:line-break/><text:span text:style-name="T4">Solução:</text:span></text:p>
      <text:list xml:id="list1173275100" text:style-name="WWNum7">
        <text:list-item>
          <text:p text:style-name="P7">Repositório genérico com FileSystemRepository para gerenciar JSON.</text:p>
        </text:list-item>
        <text:list-item>
          <text:p text:style-name="P25">Cache em memória e tratamento de concorrência.</text:p>
        </text:list-item>
      </text:list>
      <text:p text:style-name="P33"><text:bookmark text:name="_4wj0m9ltyl6"/><text:span text:style-name="T3">2.2 Cobertura de Testes (Backend)</text:span></text:p>
      <text:p text:style-name="P1"><text:span text:style-name="T4">Desafio:</text:span> Garantir 80% de cobertura.<text:line-break/><text:span text:style-name="T4">Solução:</text:span></text:p>
      <text:list xml:id="list2640740538" text:style-name="WWNum8">
        <text:list-item>
          <text:p text:style-name="P8">Testes unitários e de integração para todas as camadas.</text:p>
        </text:list-item>
        <text:list-item>
          <text:p text:style-name="P26">Relatórios JaCoCo para cenários positivos e negativos.</text:p>
        </text:list-item>
      </text:list>
      <text:p text:style-name="P33"><text:bookmark text:name="_1mdwomdehktc"/><text:span text:style-name="T3">2.3 Testes no Frontend</text:span></text:p>
      <text:p text:style-name="P1"><text:span text:style-name="T4">Desafio:</text:span> Menor familiaridade com testes em React.<text:line-break/><text:span text:style-name="T4">Solução:</text:span></text:p>
      <text:list xml:id="list207425927" text:style-name="WWNum9">
        <text:list-item>
          <text:p text:style-name="P9">Uso de React Testing Library para renderização e interação.</text:p>
        </text:list-item>
        <text:list-item>
          <text:p text:style-name="P27">Mocking de chamadas API com Jest.</text:p>
        </text:list-item>
      </text:list>
      <text:p text:style-name="P33"><text:bookmark text:name="_li8nw4blg2oh"/><text:span text:style-name="T3">2.4 Replicação do Design</text:span></text:p>
      <text:p text:style-name="P1"><text:span text:style-name="T4">Desafio:</text:span> Reproduzir interface complexa do MercadoLibre.<text:line-break/><text:span text:style-name="T4">Solução:</text:span></text:p>
      <text:list xml:id="list1296937261" text:style-name="WWNum1">
        <text:list-item>
          <text:p text:style-name="P10">Análise detalhada dos elementos visuais.</text:p>
        </text:list-item>
        <text:list-item>
          <text:p text:style-name="P18">Uso de CSS Grid/Flexbox para layouts responsivos.</text:p>
        </text:list-item>
        <text:list-item>
          <text:p text:style-name="P28">Ajustes de cores, espaçamentos e tipografia.</text:p>
        </text:list-item>
      </text:list>
      <text:p text:style-name="P33"><text:bookmark text:name="_jn03pm86rfk4"/><text:soft-page-break/><text:span text:style-name="T3">2.5 Integração Frontend-Backend</text:span></text:p>
      <text:p text:style-name="P1"><text:span text:style-name="T4">Desafio:</text:span> Comunicação eficiente entre camadas.<text:line-break/><text:span text:style-name="T4">Solução:</text:span></text:p>
      <text:list xml:id="list4109345602" text:style-name="WWNum11">
        <text:list-item>
          <text:p text:style-name="P11">Configuração de CORS no backend.</text:p>
        </text:list-item>
        <text:list-item>
          <text:p text:style-name="P19">Interceptadores HTTP e respostas padronizadas.</text:p>
        </text:list-item>
        <text:list-item>
          <text:p text:style-name="P29">Tratamento de loading/erros no frontend.</text:p>
        </text:list-item>
      </text:list>
      <text:p text:style-name="P33"><text:bookmark text:name="_3k365et1vqwj"/><text:span text:style-name="T3">2.6 Documentação e Qualidade</text:span></text:p>
      <text:p text:style-name="P1"><text:span text:style-name="T4">Desafio:</text:span> Código bem documentado e estruturado.<text:line-break/><text:span text:style-name="T4">Solução:</text:span></text:p>
      <text:list xml:id="list3436537858" text:style-name="WWNum5">
        <text:list-item>
          <text:p text:style-name="P12">JavaDoc no backend, README detalhado.</text:p>
        </text:list-item>
        <text:list-item>
          <text:p text:style-name="P30">Commits descritivos e formatação consistente.</text:p>
        </text:list-item>
      </text:list>
      <text:p text:style-name="P1"><text:span text:style-name="T4">Obs</text:span>.: Criei os arquivos <text:a xlink:type="simple" xlink:href="http://run.md" text:style-name="ListLabel_20_100" text:visited-style-name="ListLabel_20_100"><text:span text:style-name="T5">run.MD</text:span></text:a> com detalhes da execução e também subi o mesmo no vercel consumindo o backend no Heroku, podendo ser acessado pelas url: <text:a xlink:type="simple" xlink:href="https://meli-prototype-git-main-wagner-oliveira-da-costas-projects.vercel.app" text:style-name="ListLabel_20_100" text:visited-style-name="ListLabel_20_100"><text:span text:style-name="T5">Frontend Application</text:span></text:a> demais detalhes deixei no <text:a xlink:type="simple" xlink:href="http://readme.md" text:style-name="ListLabel_20_100" text:visited-style-name="ListLabel_20_100"><text:span text:style-name="T5">README.md</text:span></text:a> principal.</text:p>
      <text:p text:style-name="P1"><text:span text:style-name="T2">Conclusão</text:span></text:p>
      <text:p text:style-name="P1">O projeto atende todos os requisitos funcionais e não-funcionais, com foco em qualidade, testabilidade e fidelidade ao design do MercadoLibre. A combinação de Java/Spring Boot (backend) e React/Next.js (frontend) resultou em uma aplicação robusta, com cobertura de testes de 80%, tratamento de erros e documentação compl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center" style:justify-single-word="false" fo:text-indent="0in" style:auto-text-indent="false" fo:break-before="auto" fo:break-after="auto" fo:keep-with-next="always"/>
      <style:text-properties fo:font-variant="small-caps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break-before="auto" fo:break-after="auto" fo:keep-with-next="always"/>
      <style:text-properties fo:font-style="italic" style:font-style-asian="italic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 fo:break-before="auto" fo:break-after="auto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5in" style:auto-text-indent="false" fo:break-before="auto" fo:break-after="auto" fo:keep-with-next="always"/>
      <style:text-properties fo:font-size="9pt" fo:font-style="italic" style:font-size-asian="9pt" style:font-style-asian="italic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3in" fo:margin-right="0in" fo:margin-top="0.1665in" fo:margin-bottom="0.0417in" loext:contextual-spacing="false" fo:line-height="100%" fo:text-indent="-0.5in" style:auto-text-indent="false" fo:break-before="auto" fo:break-after="auto"/>
      <style:text-properties fo:font-size="9pt" style:font-size-asian="9pt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8in" fo:margin-right="0in" fo:margin-top="0.1665in" fo:margin-bottom="0.0417in" loext:contextual-spacing="false" fo:line-height="100%" fo:text-indent="-0.5in" style:auto-text-indent="false" fo:break-before="auto" fo:break-after="auto"/>
      <style:text-properties fo:font-size="8pt" fo:font-style="italic" style:font-size-asian="8pt" style:font-style-asian="italic" style:font-size-complex="8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3" meta:word-count="471" meta:character-count="3244" meta:non-whitespace-character-count="2871"/>
    <meta:generator>LibreOfficeDev/6.0.5.2$Linux_X86_64 LibreOffice_project/</meta:generator>
  </office:meta>
</office:document-meta>
</file>